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link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-Mos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6023LS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diodes-incorporated/DMP6023LSS-13/DMP6023LSS-13DICT-ND/5080369" xlink:type="simple">http://www.digikey.de/product-detail/de/diodes-incorporated/DMP6023LSS-13/DMP6023LSS-13DICT-ND/5080369</text:a>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S-Diode, 40.2 V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P4SMA47CA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semiconductor-diodes-division/P4SMA47CA-E3-61/P4SMA47CA-E3-61GICT-ND/5639059" xlink:type="simple">http://www.digikey.de/product-detail/de/vishay-semiconductor-diodes-division/P4SMA47CA-E3-61/P4SMA47CA-E3-61GICT-ND/5639059</text:a>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 10V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SMA5925BT3G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on-semiconductor/1SMA5925BT3G/1SMA5925BT3GOSCT-ND/917679" xlink:type="simple">http://www.digikey.de/product-detail/de/on-semiconductor/1SMA5925BT3G/1SMA5925BT3GOSCT-ND/917679</text:a>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V 1A</text:p>
          </table:table-cell>
          <table:table-cell office:value-type="string" calcext:value-type="string">
            <text:p>NXP Semiconductor</text:p>
          </table:table-cell>
          <table:table-cell table:style-name="ce1" office:value-type="string" calcext:value-type="string">
            <text:p>PMEG6010CEH,11</text:p>
          </table:table-cell>
          <table:table-cell office:value-type="string" calcext:value-type="string">
            <text:p>SOD-123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nxp-semiconductors/PMEG6010CEH,115/568-4104-1-ND/1589917" xlink:type="simple">http://www.digikey.de/product-detail/de/nxp-semiconductors/PMEG6010CEH,115/568-4104-1-ND/1589917</text:a>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Everlight</text:p>
          </table:table-cell>
          <table:table-cell table:style-name="ce1" office:value-type="string" calcext:value-type="string">
            <text:p>19-337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SMD-LEDs-Multi-Color/LED-EL-SMD-RGB/3/index.html?ACTION=3&amp;GROUPID=7222&amp;ARTICLE=156260&amp;OFFSET=16&amp;" xlink:type="simple">http://www.reichelt.de/SMD-LEDs-Multi-Color/LED-EL-SMD-RGB/3/index.html?ACTION=3&amp;GROUPID=7222&amp;ARTICLE=156260&amp;OFFSET=16&amp;</text:a>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&gt;=0.1W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HM100KCKCT-ND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rohm-semiconductor/MCR18ERTJ104/RHM100KCKCT-ND/4085908" xlink:type="simple">http://www.digikey.de/product-detail/de/rohm-semiconductor/MCR18ERTJ104/RHM100KCKCT-ND/408590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5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5K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5KFKED/541-105KLCT-ND/1183353" xlink:type="simple">http://www.digikey.de/product-detail/de/vishay-dale/CRCW0402105KFKED/541-105KLCT-ND/11833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8K0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28K0FKED/541-28.0KLCT-ND/1183286" xlink:type="simple">http://www.digikey.de/product-detail/de/vishay-dale/CRCW040228K0FKED/541-28.0KLCT-ND/1183286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45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8K45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8K45FKED/541-8.45KLCT-ND/1183229" xlink:type="simple">http://www.digikey.de/product-detail/de/vishay-dale/CRCW04028K45FKED/541-8.45KLCT-ND/1183229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K0JN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K0JNED/541-10KJCT-ND/1182708" xlink:type="simple">http://www.digikey.de/product-detail/de/vishay-dale/CRCW040210K0JNED/541-10KJCT-ND/118270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7, R8, R9, R12, R15, R16, R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0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20RJN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220RJNED/541-220JCT-ND/1182668" xlink:type="simple">http://www.digikey.de/product-detail/de/vishay-dale/CRCW0402220RJNED/541-220JCT-ND/118266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0, 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3K30JN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3K30JNED/541-3.3KJCT-ND/1182696" xlink:type="simple">http://www.digikey.de/product-detail/de/vishay-dale/CRCW04023K30JNED/541-3.3KJCT-ND/1182696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4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60R4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60R4FKED/541-60.4LCT-ND/1182984" xlink:type="simple">http://www.digikey.de/product-detail/de/vishay-dale/CRCW040260R4FKED/541-60.4LCT-ND/1182984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 µF, &gt;40V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25X7R2A225K230AB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3225X7R2A225K230AB/445-4497-1-ND/2042293" xlink:type="simple">http://www.digikey.de/product-detail/de/tdk-corporation/C3225X7R2A225K230AB/445-4497-1-ND/2042293</text:a>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100 nF, 100V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7R2A104M125A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2012X7R2A104M125AA/445-4442-1-ND/2042238" xlink:type="simple">http://www.digikey.de/product-detail/de/tdk-corporation/C2012X7R2A104M125AA/445-4442-1-ND/2042238</text:a>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22µ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A226KE15L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://www.digikey.de/product-detail/de/murata-electronics-north-america/GRM31CR71A226KE15L/490-5309-1-ND/2039088" xlink:type="simple">http://www.digikey.de/product-detail/de/murata-electronics-north-america/GRM31CR71A226KE15L/490-5309-1-ND/2039088</text:a>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/>
          <table:table-cell office:value-type="string" calcext:value-type="string">
            <text:p>15p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005C0G1H100D050BA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1005C0G1H150J050BA/445-1237-1-ND/567723" xlink:type="simple">http://www.digikey.de/product-detail/de/tdk-corporation/C1005C0G1H150J050BA/445-1237-1-ND/56772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6, C10, C16</text:p>
          </table:table-cell>
          <table:table-cell/>
          <table:table-cell office:value-type="string" calcext:value-type="string">
            <text:p>4.7µ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4J3X7R1A475K125A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4J3X7R1A475K125AB/445-12730-1-ND/3954396" xlink:type="simple">http://www.digikey.de/product-detail/de/tdk-corporation/CGA4J3X7R1A475K125AB/445-12730-1-ND/3954396</text:a>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7, C8, C9, C11, C12, C13, C14, C15, C17, C18, C19</text:p>
          </table:table-cell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TDK</text:p>
          </table:table-cell>
          <table:table-cell table:style-name="ce1" office:value-type="string" calcext:value-type="string">
            <text:p>CGA2B1X7R1C104K050B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2B1X7R1C104K050BC/445-5613-1-ND/2443653" xlink:type="simple">http://www.digikey.de/product-detail/de/tdk-corporation/CGA2B1X7R1C104K050BC/445-5613-1-ND/24436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4,7nF</text:p>
          </table:table-cell>
          <table:table-cell office:value-type="string" calcext:value-type="string">
            <text:p>TDK</text:p>
          </table:table-cell>
          <table:table-cell table:style-name="ce1" office:value-type="string" calcext:value-type="string">
            <text:p>CGA2B2X7R1H472K050BA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2B2X7R1H472K050BA/445-5607-1-ND/2443647" xlink:type="simple">http://www.digikey.de/product-detail/de/tdk-corporation/CGA2B2X7R1H472K050BA/445-5607-1-ND/2443647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27µH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DE0604A-270M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bourns-inc/SDE0604A-270M/SDE0604A-270MCT-ND/5031060" xlink:type="simple">http://www.digikey.de/product-detail/de/bourns-inc/SDE0604A-270M/SDE0604A-270MCT-ND/5031060</text:a>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LMR1600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16006XDDC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LMR16006XDDCR/296-40293-1-ND/5178170" xlink:type="simple">http://www.digikey.de/product-detail/de/texas-instruments/LMR16006XDDCR/296-40293-1-ND/5178170</text:a>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SN74LVC1G0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08DCKR</text:p>
          </table:table-cell>
          <table:table-cell office:value-type="string" calcext:value-type="string">
            <text:p>TI-D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SN74LVC1G08DCKR/296-11602-1-ND/385741" xlink:type="simple">http://www.digikey.de/product-detail/de/texas-instruments/SN74LVC1G08DCKR/296-11602-1-ND/385741</text:a>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STM32F072RB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F072RBT6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stmicroelectronics/STM32F072RBT6/497-14644-ND/4815291" xlink:type="simple">http://www.digikey.de/product-detail/de/stmicroelectronics/STM32F072RBT6/497-14644-ND/4815291</text:a>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HDC1080</text:p>
          </table:table-cell>
          <table:table-cell office:value-type="string" calcext:value-type="string">
            <text:p>Texas Instruments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TCAN33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N334DCNT</text:p>
          </table:table-cell>
          <table:table-cell office:value-type="string" calcext:value-type="string">
            <text:p>TI-DC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TCAN334DCNT/296-44503-1-ND/6110787" xlink:type="simple">http://www.digikey.de/product-detail/de/texas-instruments/TCAN334DCNT/296-44503-1-ND/6110787</text:a>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/>
          <table:table-cell office:value-type="string" calcext:value-type="string">
            <text:p>WAGO</text:p>
          </table:table-cell>
          <table:table-cell office:value-type="string" calcext:value-type="string">
            <text:p>218-104</text:p>
          </table:table-cell>
          <table:table-cell/>
          <table:table-cell office:value-type="string" calcext:value-type="string">
            <text:p>Voelkner</text:p>
          </table:table-cell>
          <table:table-cell office:value-type="string" calcext:value-type="string">
            <text:p><text:a xlink:href="http://www.voelkner.de/products/55717/Leiterplattenklemme-218-4-polig-Rm-2-5.html?ref=43&amp;products_model=D57985&amp;gclid=CjwKEAjwwOvABRC08aedoZ_lnTMSJACs_cbuTnDBYbMlB1DErb2-uGGN9cI-WlWGInpljWZJsSRBERoCVA_w_wcB" xlink:type="simple">http://www.voelkner.de/products/55717/Leiterplattenklemme-218-4-polig-Rm-2-5.html?ref=43&amp;products_model=D57985&amp;gclid=CjwKEAjwwOvABRC08aedoZ_lnTMSJACs_cbuTnDBYbMlB1DErb2-uGGN9cI-WlWGInpljWZJsSRBERoCVA_w_wcB</text:a>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32,768kHz, 12.5pF</text:p>
          </table:table-cell>
          <table:table-cell/>
          <table:table-cell office:value-type="string" calcext:value-type="string">
            <text:p>0,032768</text:p>
          </table:table-cell>
          <table:table-cell office:value-type="string" calcext:value-type="string">
            <text:p>round, 2mm, 0.65mm pitch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Uhrenquarze-SMD-Gehaeuse/0-032768-L6/3/index.html?ACTION=3&amp;GROUPID=4005&amp;ARTICLE=32847&amp;OFFSET=500&amp;" xlink:type="simple">http://www.reichelt.de/Uhrenquarze-SMD-Gehaeuse/0-032768-L6/3/index.html?ACTION=3&amp;GROUPID=4005&amp;ARTICLE=32847&amp;OFFSET=500&amp;</text:a>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 Header 1x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in Header 1x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in Header 1x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W1, SW2, SW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KMR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Kurzhubtaster/KMR-231-G-LFS/3/index.html?ACTION=3&amp;GROUPID=7587&amp;ARTICLE=148478&amp;OFFSET=500&amp;" xlink:type="simple">http://www.reichelt.de/Kurzhubtaster/KMR-231-G-LFS/3/index.html?ACTION=3&amp;GROUPID=7587&amp;ARTICLE=148478&amp;OFFSET=500&amp;</text:a>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P1, RP2, RP3, R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 330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4-Widerstaende-SMD-1206/BCN16-330/3/index.html?ACTION=3&amp;LA=2&amp;ARTICLE=42465&amp;GROUPID=4495&amp;artnr=BCN16+330" xlink:type="simple">http://www.reichelt.de/4-Widerstaende-SMD-1206/BCN16-330/3/index.html?ACTION=3&amp;LA=2&amp;ARTICLE=42465&amp;GROUPID=4495&amp;artnr=BCN16+330</text:a>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09:00:22.680877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6-11-03T09:47:23.998676864</dc:date>
    <meta:editing-duration>PT13H6M3S</meta:editing-duration>
    <meta:editing-cycles>30</meta:editing-cycles>
    <meta:generator>LibreOffice/5.2.2.2$Linux_X86_64 LibreOffice_project/20m0$Build-2</meta:generator>
    <meta:document-statistic meta:table-count="1" meta:cell-count="256" meta:object-count="0"/>
  </office:meta>
</office:document-meta>
</file>